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META-INF/manifes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TimesNewRomanPSMT" svg:font-family="TimesNewRomanPSMT" style:font-family-generic="roman"/>
    <style:font-face style:name="Helvetica" svg:font-family="Helvetica" style:font-family-generic="swiss" style:font-pitch="variable" svg:panose-1="2 11 6 4 2 2 2 2 2 4"/>
    <style:font-face style:name="Times-Roman" svg:font-family="Times-Roman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background-color="#FFFF00"/>
    </style:style>
    <style:style style:name="P4" style:parent-style-name="Standard" style:family="paragraph">
      <style:paragraph-properties fo:text-align="start"/>
    </style:style>
    <style:style style:name="P5" style:parent-style-name="Standard" style:family="paragraph">
      <style:paragraph-properties fo:text-align="start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font-name-asian="TimesNewRomanPSMT" style:font-name-complex="TimesNewRomanPSMT" fo:background-color="#FFFF00"/>
    </style:style>
    <style:style style:name="T13" style:parent-style-name="DefaultParagraphFont" style:family="text">
      <style:text-properties style:font-name-asian="TimesNewRomanPSMT" style:font-name-complex="TimesNewRomanPSMT" fo:font-style="italic" style:font-style-asian="italic" style:font-style-complex="italic" fo:background-color="#FFFF00"/>
    </style:style>
    <style:style style:name="T14" style:parent-style-name="DefaultParagraphFont" style:family="text">
      <style:text-properties style:font-name-asian="TimesNewRomanPSMT" style:font-name-complex="TimesNewRomanPSMT" fo:background-color="#FFFF00"/>
    </style:style>
    <style:style style:name="T15" style:parent-style-name="DefaultParagraphFont" style:family="text">
      <style:text-properties style:font-name-asian="TimesNewRomanPSMT" style:font-name-complex="TimesNewRomanPSMT"/>
    </style:style>
    <style:style style:name="P16" style:parent-style-name="Standard" style:family="paragraph">
      <style:text-properties style:font-name-asian="TimesNewRomanPSMT" style:font-name-complex="TimesNewRomanPSMT"/>
    </style:style>
    <style:style style:name="P17" style:parent-style-name="Standard" style:family="paragraph">
      <style:paragraph-properties style:text-autospace="none" fo:text-align="start" fo:line-height="150%"/>
    </style:style>
    <style:style style:name="P18" style:parent-style-name="Standard" style:family="paragraph">
      <style:paragraph-properties style:text-autospace="none" fo:text-align="justify" fo:line-height="150%"/>
      <style:text-properties style:font-name-asian="Helvetica" style:font-name-complex="Helvetica"/>
    </style:style>
    <style:style style:name="P19" style:parent-style-name="Standard" style:family="paragraph">
      <style:paragraph-properties style:text-autospace="none" fo:text-align="center" fo:line-height="150%"/>
    </style:style>
    <style:style style:name="T20" style:parent-style-name="DefaultParagraphFont" style:family="text">
      <style:text-properties style:font-name-asian="Helvetica" style:font-name-complex="Helvetica"/>
    </style:style>
    <style:style style:name="P21" style:parent-style-name="Standard" style:family="paragraph">
      <style:paragraph-properties style:text-autospace="none" fo:text-align="justify" fo:line-height="150%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2" style:parent-style-name="DefaultParagraphFont" style:family="text">
      <style:text-properties style:font-name-asian="Times-Roman" style:font-name-complex="Times-Roman"/>
    </style:style>
    <style:style style:name="T23" style:parent-style-name="DefaultParagraphFont" style:family="text">
      <style:text-properties style:font-name-asian="Times-Roman" style:font-name-complex="Times-Roman" fo:font-style="italic" style:font-style-asian="italic" style:font-style-complex="italic"/>
    </style:style>
    <style:style style:name="T24" style:parent-style-name="DefaultParagraphFont" style:family="text">
      <style:text-properties style:font-name-asian="Times-Roman" style:font-name-complex="Times-Roman"/>
    </style:style>
    <style:style style:name="T25" style:parent-style-name="DefaultParagraphFont" style:family="text">
      <style:text-properties style:font-name-asian="Times-Roman" style:font-name-complex="Times-Roman"/>
    </style:style>
    <style:style style:name="T26" style:parent-style-name="DefaultParagraphFont" style:family="text">
      <style:text-properties style:font-name-asian="Times-Roman" style:font-name-complex="Times-Roman" fo:font-style="italic" style:font-style-asian="italic" style:font-style-complex="italic"/>
    </style:style>
    <style:style style:name="T27" style:parent-style-name="DefaultParagraphFont" style:family="text">
      <style:text-properties style:font-name-asian="Times-Roman" style:font-name-complex="Times-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Measurement error</text:p>
      <text:p text:style-name="Standard"/>
      <text:p text:style-name="P2">Specimen measurement error protocol:</text:p>
      <text:p text:style-name="Standard"/>
      <text:p text:style-name="Standard">In order to calculate the measurement error (ME): (i) each specimen was measured by the same measurer ; (ii) the skull length<text:s/>for each specimen was measured independently 3 times and (iii) the m1Area was measured independently 3 times for the extant specimens and 5 times for the extinct ones.<text:s/><text:span text:style-name="T3">Cooper &amp; Purvis (2009</text:span>) defines a protocol to check the measurement error on each specimen as follows:</text:p>
      <text:p text:style-name="P4"><draw:frame draw:style-name="a0" text:anchor-type="as-char" svg:x="0in" svg:y="0in" svg:width="2.8in" svg:height="0.38333in" style:rel-width="scale" style:rel-height="scale"><draw:object xlink:href="Object 1/" xlink:type="simple" xlink:show="embed" xlink:actuate="onLoad"/></draw:frame></text:p>
      <text:p text:style-name="Standard"/>
      <text:p text:style-name="Standard">and</text:p>
      <text:p text:style-name="P5"><draw:frame draw:style-name="a1" text:anchor-type="as-char" svg:x="0in" svg:y="0in" svg:width="3.28333in" svg:height="0.4in" style:rel-width="scale" style:rel-height="scale"><draw:object xlink:href="Object 2/" xlink:type="simple" xlink:show="embed" xlink:actuate="onLoad"/></draw:frame></text:p>
      <text:p text:style-name="Standard"/>
      <text:p text:style-name="Standard"/>
      <text:p text:style-name="Standard">Then for a given variable and a given specimen, if<text:s/><text:span text:style-name="T6">CoeffVar</text:span><text:s/>&gt; 5% and if<text:s/><text:span text:style-name="T7">Spread</text:span><text:s/>&gt;25%, the specimen was remeasured. Else the median was used to represent the specimen value for the given variable (<text:span text:style-name="T8">id.</text:span><text:s/>Annexe: R code<text:s/><text:span text:style-name="T9">MesErr_v1.1.R</text:span>).</text:p>
      <text:p text:style-name="Standard"/>
      <text:p text:style-name="P10">Variable measurement error protocol:</text:p>
      <text:p text:style-name="Standard"/>
      <text:p text:style-name="Standard">An analyse of variance (ANOVA) per variable allow to define the measurement error as a source of variation (<text:span text:style-name="T11">varME</text:span>)<text:s/>(<text:span text:style-name="T12">Yezerinac<text:s/></text:span><text:span text:style-name="T13">et al.<text:s/></text:span><text:span text:style-name="T14">1992</text:span><text:span text:style-name="T15">) and can be calculated as follow:</text:span></text:p>
      <text:p text:style-name="P16"/>
      <text:p text:style-name="P17"><draw:frame draw:style-name="a2" text:anchor-type="as-char" svg:x="0in" svg:y="0in" svg:width="2.4in" svg:height="0.43333in" style:rel-width="scale" style:rel-height="scale"><draw:object xlink:href="Object 3/" xlink:type="simple" xlink:show="embed" xlink:actuate="onLoad"/></draw:frame></text:p>
      <text:p text:style-name="P18">with</text:p>
      <text:p text:style-name="P19"><draw:frame draw:style-name="a3" text:anchor-type="as-char" svg:x="0in" svg:y="0in" svg:width="2.525in" svg:height="0.38333in" style:rel-width="scale" style:rel-height="scale"><draw:object xlink:href="Object 4/" xlink:type="simple" xlink:show="embed" xlink:actuate="onLoad"/></draw:frame><text:span text:style-name="T20">et</text:span><draw:frame draw:style-name="a4" text:anchor-type="as-char" svg:x="0in" svg:y="0in" svg:width="1.56667in" svg:height="0.2in" style:rel-width="scale" style:rel-height="scale"><draw:object xlink:href="Object 5/" xlink:type="simple" xlink:show="embed" xlink:actuate="onLoad"/></draw:frame></text:p>
      <text:p text:style-name="P21"><text:span text:style-name="T22">where<text:s/></text:span><text:span text:style-name="T23">m<text:s/></text:span><text:span text:style-name="T24">is the number of replicates<text:s/></text:span><text:span text:style-name="T25">and where<text:s/></text:span><text:span text:style-name="T26">MSS</text:span><text:span text:style-name="T27"><text:s/>is the mean of the summed squa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TimesNewRomanPSMT" svg:font-family="TimesNewRomanPSMT" style:font-family-generic="roman"/>
    <style:font-face style:name="Helvetica" svg:font-family="Helvetica" style:font-family-generic="swiss" style:font-pitch="variable" svg:panose-1="2 11 6 4 2 2 2 2 2 4"/>
    <style:font-face style:name="Times-Roman" svg:font-family="Times-Roman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omas Guillerme</meta:initial-creator>
    <dc:creator>Administrator</dc:creator>
    <meta:creation-date>2013-05-20T11:37:00Z</meta:creation-date>
    <dc:date>2013-05-20T12:28:00Z</dc:date>
    <meta:template xlink:href="Normal" xlink:type="simple"/>
    <meta:editing-cycles>1</meta:editing-cycles>
    <meta:editing-duration>PT2880S</meta:editing-duration>
    <meta:document-statistic meta:page-count="1" meta:paragraph-count="2" meta:word-count="198" meta:character-count="1329" meta:row-count="9" meta:non-whitespace-character-count="1133"/>
  </office:meta>
</office:document-meta>
</file>

<file path=Object 1/content.xml><?xml version="1.0" encoding="utf-8"?>
<mml:math xmlns:mml="http://www.w3.org/1998/Math/MathML" xmlns:m="http://schemas.openxmlformats.org/officeDocument/2006/math">
  <mml:mi>C</mml:mi>
  <mml:mi>o</mml:mi>
  <mml:mi>e</mml:mi>
  <mml:mi>f</mml:mi>
  <mml:mi>f</mml:mi>
  <mml:mi>V</mml:mi>
  <mml:mi>a</mml:mi>
  <mml:mi>r</mml:mi>
  <mml:mo>=</mml:mo>
  <mml:mfrac>
    <mml:mrow>
      <mml:mi>s</mml:mi>
      <mml:mi>t</mml:mi>
      <mml:mi>a</mml:mi>
      <mml:mi>n</mml:mi>
      <mml:mi>d</mml:mi>
      <mml:mi>a</mml:mi>
      <mml:mi>r</mml:mi>
      <mml:mi>d</mml:mi>
      <mml:mi>d</mml:mi>
      <mml:mi>e</mml:mi>
      <mml:mi>v</mml:mi>
      <mml:mi>i</mml:mi>
      <mml:mi>a</mml:mi>
      <mml:mi>t</mml:mi>
      <mml:mi>i</mml:mi>
      <mml:mi>o</mml:mi>
      <mml:mi>n</mml:mi>
    </mml:mrow>
    <mml:mrow>
      <mml:mi>m</mml:mi>
      <mml:mi>e</mml:mi>
      <mml:mi>a</mml:mi>
      <mml:mi>n</mml:mi>
    </mml:mrow>
  </mml:mfrac>
  <mml:mi>*</mml:mi>
  <mml:mn>100</mml:mn>
</mml:math>
</file>

<file path=Object 2/content.xml><?xml version="1.0" encoding="utf-8"?>
<mml:math xmlns:mml="http://www.w3.org/1998/Math/MathML" xmlns:m="http://schemas.openxmlformats.org/officeDocument/2006/math">
  <mml:mi>S</mml:mi>
  <mml:mi>p</mml:mi>
  <mml:mi>r</mml:mi>
  <mml:mi>e</mml:mi>
  <mml:mi>a</mml:mi>
  <mml:mi>d</mml:mi>
  <mml:mo>=</mml:mo>
  <mml:mfrac>
    <mml:mrow>
      <mml:mo>∣</mml:mo>
      <mml:mi>m</mml:mi>
      <mml:mi>e</mml:mi>
      <mml:mi>d</mml:mi>
      <mml:mi>i</mml:mi>
      <mml:mi>a</mml:mi>
      <mml:mi>n</mml:mi>
      <mml:mo>-</mml:mo>
      <mml:mi>m</mml:mi>
      <mml:mi>i</mml:mi>
      <mml:mi>n</mml:mi>
      <mml:mi>i</mml:mi>
      <mml:mi>m</mml:mi>
      <mml:mi>a</mml:mi>
      <mml:mi>l</mml:mi>
      <mml:mi>v</mml:mi>
      <mml:mi>a</mml:mi>
      <mml:mi>l</mml:mi>
      <mml:mi>u</mml:mi>
      <mml:mi>e</mml:mi>
      <mml:mo>∣</mml:mo>
    </mml:mrow>
    <mml:mrow>
      <mml:mo>∣</mml:mo>
      <mml:mi>m</mml:mi>
      <mml:mi>a</mml:mi>
      <mml:mi>x</mml:mi>
      <mml:mi>i</mml:mi>
      <mml:mi>m</mml:mi>
      <mml:mi>a</mml:mi>
      <mml:mi>l</mml:mi>
      <mml:mo>-</mml:mo>
      <mml:mi>m</mml:mi>
      <mml:mi>i</mml:mi>
      <mml:mi>n</mml:mi>
      <mml:mi>i</mml:mi>
      <mml:mi>m</mml:mi>
      <mml:mi>a</mml:mi>
      <mml:mi>l</mml:mi>
      <mml:mi>v</mml:mi>
      <mml:mi>a</mml:mi>
      <mml:mi>l</mml:mi>
      <mml:mi>u</mml:mi>
      <mml:mi>e</mml:mi>
      <mml:mo>∣</mml:mo>
    </mml:mrow>
  </mml:mfrac>
  <mml:mi>*</mml:mi>
  <mml:mn>100</mml:mn>
</mml:math>
</file>

<file path=Object 3/content.xml><?xml version="1.0" encoding="utf-8"?>
<mml:math xmlns:mml="http://www.w3.org/1998/Math/MathML" xmlns:m="http://schemas.openxmlformats.org/officeDocument/2006/math">
  <mml:mi>v</mml:mi>
  <mml:mi>a</mml:mi>
  <mml:mi>r</mml:mi>
  <mml:mi>M</mml:mi>
  <mml:mi>E</mml:mi>
  <mml:mo>=</mml:mo>
  <mml:mfrac>
    <mml:mrow>
      <mml:msup>
        <mml:mrow>
          <mml:mi>s</mml:mi>
        </mml:mrow>
        <mml:mrow>
          <mml:mn>2</mml:mn>
        </mml:mrow>
      </mml:msup>
      <mml:mi>w</mml:mi>
      <mml:mi>i</mml:mi>
      <mml:mi>t</mml:mi>
      <mml:mi>h</mml:mi>
      <mml:mi>i</mml:mi>
      <mml:mi>n</mml:mi>
    </mml:mrow>
    <mml:mrow>
      <mml:mo>(</mml:mo>
      <mml:msup>
        <mml:mrow>
          <mml:mi>s</mml:mi>
        </mml:mrow>
        <mml:mrow>
          <mml:mn>2</mml:mn>
        </mml:mrow>
      </mml:msup>
      <mml:mi>w</mml:mi>
      <mml:mi>i</mml:mi>
      <mml:mi>t</mml:mi>
      <mml:mi>h</mml:mi>
      <mml:mi>i</mml:mi>
      <mml:mi>n</mml:mi>
      <mml:mo>+</mml:mo>
      <mml:msup>
        <mml:mrow>
          <mml:mi>s</mml:mi>
        </mml:mrow>
        <mml:mrow>
          <mml:mn>2</mml:mn>
        </mml:mrow>
      </mml:msup>
      <mml:mi>a</mml:mi>
      <mml:mi>m</mml:mi>
      <mml:mi>o</mml:mi>
      <mml:mi>n</mml:mi>
      <mml:mi>g</mml:mi>
      <mml:mo>)</mml:mo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s</mml:mi>
    </mml:mrow>
    <mml:mrow>
      <mml:mn>2</mml:mn>
    </mml:mrow>
  </mml:msup>
  <mml:mi>a</mml:mi>
  <mml:mi>m</mml:mi>
  <mml:mi>o</mml:mi>
  <mml:mi>n</mml:mi>
  <mml:mi>g</mml:mi>
  <mml:mo>=</mml:mo>
  <mml:mfrac>
    <mml:mrow>
      <mml:msub>
        <mml:mrow>
          <mml:mi>M</mml:mi>
          <mml:mi>S</mml:mi>
          <mml:mi>S</mml:mi>
        </mml:mrow>
        <mml:mrow>
          <mml:mi>a</mml:mi>
          <mml:mi>m</mml:mi>
          <mml:mi>o</mml:mi>
          <mml:mi>n</mml:mi>
          <mml:mi>g</mml:mi>
        </mml:mrow>
      </mml:msub>
      <mml:mo>-</mml:mo>
      <mml:msub>
        <mml:mrow>
          <mml:mi>M</mml:mi>
          <mml:mi>S</mml:mi>
          <mml:mi>S</mml:mi>
        </mml:mrow>
        <mml:mrow>
          <mml:mi>w</mml:mi>
          <mml:mi>i</mml:mi>
          <mml:mi>t</mml:mi>
          <mml:mi>h</mml:mi>
          <mml:mi>i</mml:mi>
          <mml:mi>n</mml:mi>
        </mml:mrow>
      </mml:msub>
    </mml:mrow>
    <mml:mrow>
      <mml:mi>m</mml:mi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s</mml:mi>
    </mml:mrow>
    <mml:mrow>
      <mml:mn>2</mml:mn>
    </mml:mrow>
  </mml:msup>
  <mml:mi>w</mml:mi>
  <mml:mi>i</mml:mi>
  <mml:mi>t</mml:mi>
  <mml:mi>h</mml:mi>
  <mml:mi>i</mml:mi>
  <mml:mi>n</mml:mi>
  <mml:mo>=</mml:mo>
  <mml:msub>
    <mml:mrow>
      <mml:mi>M</mml:mi>
      <mml:mi>S</mml:mi>
      <mml:mi>S</mml:mi>
    </mml:mrow>
    <mml:mrow>
      <mml:mi>w</mml:mi>
      <mml:mi>i</mml:mi>
      <mml:mi>t</mml:mi>
      <mml:mi>h</mml:mi>
      <mml:mi>i</mml:mi>
      <mml:mi>n</mml:mi>
    </mml:mrow>
  </mml:msub>
</mml:math>
</file>